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47.33mm"/>
    </style:style>
    <style:style style:name="co5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5" style:family="table-cell" style:parent-style-name="Default" style:data-style-name="N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Preset SE based evaluation</text:p>
          </table:table-cell>
          <table:table-cell table:style-name="ce5" table:number-columns-repeated="3"/>
          <table:table-cell office:value-type="string" calcext:value-type="string">
            <text:p># POS-lookup spielt keine Rolle bei preset-se</text:p>
          </table:table-cell>
        </table:table-row>
        <table:table-row table:style-name="ro2">
          <table:table-cell table:style-name="ce2" office:value-type="string" calcext:value-type="string">
            <text:p>Preset SE, Normalization, Scope_Expans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b rule [subj] and new rule for all other verbs: [obja,objd,objc,obji,s,objp-*,subj] 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0 – new best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string" calcext:value-type="string">
            <text:p>0.1 Baseline_window4_both</text:p>
          </table:table-cell>
          <table:table-cell table:style-name="ce6" office:value-type="string" calcext:value-type="string">
            <text:p>0.2 Baseline_one_rule</text:p>
          </table:table-cell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4.84" calcext:value-type="float">
            <text:p>64.84</text:p>
          </table:table-cell>
          <table:table-cell table:style-name="ce7" office:value-type="float" office:value="42.13" calcext:value-type="float">
            <text:p>42.13</text:p>
          </table:table-cell>
          <table:table-cell table:style-name="ce7" office:value-type="float" office:value="30.59" calcext:value-type="float">
            <text:p>30.59</text:p>
          </table:table-cell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9" office:value-type="float" office:value="52.99" calcext:value-type="float">
            <text:p>52.99</text:p>
          </table:table-cell>
          <table:table-cell table:style-name="ce7" office:value-type="float" office:value="55.97" calcext:value-type="float">
            <text:p>55.97</text:p>
          </table:table-cell>
          <table:table-cell table:style-name="ce7" office:value-type="float" office:value="44.4" calcext:value-type="float">
            <text:p>44.4</text:p>
          </table:table-cell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0" office:value-type="float" office:value="58.32" calcext:value-type="float">
            <text:p>58.32</text:p>
          </table:table-cell>
          <table:table-cell table:style-name="ce7" office:value-type="float" office:value="48.08" calcext:value-type="float">
            <text:p>48.08</text:p>
          </table:table-cell>
          <table:table-cell table:style-name="ce7" office:value-type="float" office:value="36.23" calcext:value-type="float">
            <text:p>36.23</text:p>
          </table:table-cell>
          <table:table-cell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style-name="ce1" office:value-type="string" calcext:value-type="string">
            <text:p>Compare different rule configurations for transitive and intransitive verbs</text:p>
          </table:table-cell>
          <table:table-cell table:style-name="ce5" table:number-columns-repeated="3"/>
          <table:table-cell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>
            <text:p>Old best config: two verb rules:<text:span text:style-name="T1"> intransitive verbs:</text:span> [subj] verb and <text:span text:style-name="T1">transitive verbs:</text:span> [obja,objd,objc,obji,s,objp-*] verb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1 – old best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string" calcext:value-type="string">
            <text:p>1.1 Baseline_window4_both</text:p>
          </table:table-cell>
          <table:table-cell table:style-name="ce6" office:value-type="string" calcext:value-type="string">
            <text:p>1.2 Baseline_one_rule</text:p>
          </table:table-cell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11" office:value-type="float" office:value="67.34" calcext:value-type="float">
            <text:p>67.34</text:p>
          </table:table-cell>
          <table:table-cell table:style-name="ce7" office:value-type="float" office:value="42.13" calcext:value-type="float">
            <text:p>42.13</text:p>
          </table:table-cell>
          <table:table-cell table:style-name="ce7" office:value-type="float" office:value="30.59" calcext:value-type="float">
            <text:p>30.59</text:p>
          </table:table-cell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49.25" calcext:value-type="float">
            <text:p>49.25</text:p>
          </table:table-cell>
          <table:table-cell table:style-name="ce7" office:value-type="float" office:value="55.97" calcext:value-type="float">
            <text:p>55.97</text:p>
          </table:table-cell>
          <table:table-cell table:style-name="ce7" office:value-type="float" office:value="44.4" calcext:value-type="float">
            <text:p>44.4</text:p>
          </table:table-cell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6.9" calcext:value-type="float">
            <text:p>56.9</text:p>
          </table:table-cell>
          <table:table-cell table:style-name="ce7" office:value-type="float" office:value="48.08" calcext:value-type="float">
            <text:p>48.08</text:p>
          </table:table-cell>
          <table:table-cell table:style-name="ce7" office:value-type="float" office:value="36.23" calcext:value-type="float">
            <text:p>36.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 compared to best:</text:p>
          </table:table-cell>
          <table:table-cell table:style-name="ce14" table:formula="of:=[.B20]-[.B8]" office:value-type="float" office:value="-1.42" calcext:value-type="float">
            <text:p>-1.42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Only <text:s/>1 verb rule: [obja,objd,objc,obji,s,objp-*]</text:p>
          </table:table-cell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9" office:value-type="float" office:value="64.8" calcext:value-type="float">
            <text:p>64.8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47.39" calcext:value-type="float">
            <text:p>47.39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4.74" calcext:value-type="float">
            <text:p>54.74</text:p>
          </table:table-cell>
          <table:table-cell table:style-name="ce14" table:formula="of:=[.B29]-[.B8]" office:value-type="float" office:value="-3.58" calcext:value-type="float">
            <text:p>-3.58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different verb rule for intransitive ([subj]) verbs: [subj,obja,objd,objc,obji,s,objp-*]</text:p>
          </table:table-cell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4.42" calcext:value-type="float">
            <text:p>64.42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9" office:value-type="float" office:value="50" calcext:value-type="float">
            <text:p>50.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6.3" calcext:value-type="float">
            <text:p>56.3</text:p>
          </table:table-cell>
          <table:table-cell table:style-name="ce14" table:formula="of:=[.B37]-[.B8]" office:value-type="float" office:value="-2.02" calcext:value-type="float">
            <text:p>-2.02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different verb rule for intransitive verbs: [subj,obja,objd,objc,obji,s,objp-*] AND new rule for all other verbs: [obja,objd,objc,obji,s,objp-*,subj] </text:p>
          </table:table-cell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2.33" calcext:value-type="float">
            <text:p>62.33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12" office:value-type="float" office:value="53.73" calcext:value-type="float">
            <text:p>53.73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7.72" calcext:value-type="float">
            <text:p>57.72</text:p>
          </table:table-cell>
          <table:table-cell table:style-name="ce14" table:formula="of:=[.B45]-[.B8]" office:value-type="float" office:value="-0.600000000000001" calcext:value-type="float">
            <text:p>-0.6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Only <text:s/>1 verb rule: [obja,objd,objc,obji,s,objp-*,subj]</text:p>
          </table:table-cell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5.37" calcext:value-type="float">
            <text:p>65.37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56.67" calcext:value-type="float">
            <text:p>56.67</text:p>
          </table:table-cell>
          <table:table-cell table:style-name="ce14" table:formula="of:=[.B53]-[.B8]" office:value-type="float" office:value="-1.65" calcext:value-type="float">
            <text:p>-1.65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Rule for intrasitive verbs: [subj] and for all others: [obja]</text:p>
          </table:table-cell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10" office:value-type="float" office:value="73.13" calcext:value-type="float">
            <text:p>73.13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9" office:value-type="float" office:value="43.66" calcext:value-type="float">
            <text:p>43.66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4.67" calcext:value-type="float">
            <text:p>54.67</text:p>
          </table:table-cell>
          <table:table-cell table:style-name="ce14" table:formula="of:=[.B61]-[.B8]" office:value-type="float" office:value="-3.65" calcext:value-type="float">
            <text:p>-3.65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1" office:value-type="string" calcext:value-type="string">
            <text:p>Keep best rules, change other parameters</text:p>
          </table:table-cell>
          <table:table-cell table:style-name="ce5" table:number-columns-repeated="3"/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No Scope Expansion</text:p>
          </table:table-cell>
          <table:table-cell table:number-columns-repeated="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7.03" calcext:value-type="float">
            <text:p>67.03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45.52" calcext:value-type="float">
            <text:p>45.52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4.22" calcext:value-type="float">
            <text:p>54.22</text:p>
          </table:table-cell>
          <table:table-cell table:style-name="ce14" table:formula="of:=[.B74]-[.B8]" office:value-type="float" office:value="-4.1" calcext:value-type="float">
            <text:p>-4.1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With orientation lookup</text:p>
          </table:table-cell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9" office:value-type="float" office:value="69.31" calcext:value-type="float">
            <text:p>69.31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48.88" calcext:value-type="float">
            <text:p>48.88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7.33" calcext:value-type="float">
            <text:p>57.33</text:p>
          </table:table-cell>
          <table:table-cell table:style-name="ce14" table:formula="of:=[.B82]-[.B8]" office:value-type="float" office:value="-0.990000000000002" calcext:value-type="float">
            <text:p>-0.99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No Normalization</text:p>
          </table:table-cell>
          <table:table-cell table:number-columns-repeated="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7.46" calcext:value-type="float">
            <text:p>67.46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31.72" calcext:value-type="float">
            <text:p>31.72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43.15" calcext:value-type="float">
            <text:p>43.15</text:p>
          </table:table-cell>
          <table:table-cell table:style-name="ce14" table:formula="of:=[.B90]-[.B8]" office:value-type="float" office:value="-15.17" calcext:value-type="float">
            <text:p>-15.17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" office:value-type="string" calcext:value-type="string">
            <text:p>Turn off parts of normalization</text:p>
          </table:table-cell>
          <table:table-cell table:style-name="ce5" table:number-columns-repeated="3"/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No conjunction normalization</text:p>
          </table:table-cell>
          <table:table-cell table:number-columns-repeated="4"/>
        </table:table-row>
        <table:table-row table:style-name="ro2">
          <table:table-cell table:style-name="ce3" office:value-type="float" office:value="9.01" calcext:value-type="float">
            <text:p>9.01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4.38" calcext:value-type="float">
            <text:p>64.38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52.61" calcext:value-type="float">
            <text:p>52.61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57.91" calcext:value-type="float">
            <text:p>57.91</text:p>
          </table:table-cell>
          <table:table-cell table:style-name="ce14" table:formula="of:=[.B101]-[.B8]" office:value-type="float" office:value="-0.410000000000004" calcext:value-type="float">
            <text:p>-0.41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No active-passive normalization</text:p>
          </table:table-cell>
          <table:table-cell table:number-columns-repeated="4"/>
        </table:table-row>
        <table:table-row table:style-name="ro2">
          <table:table-cell table:style-name="ce3" office:value-type="float" office:value="9.02" calcext:value-type="float">
            <text:p>9.0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2.39" calcext:value-type="float">
            <text:p>62.39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50.75" calcext:value-type="float">
            <text:p>50.75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55.97" calcext:value-type="float">
            <text:p>55.97</text:p>
          </table:table-cell>
          <table:table-cell table:style-name="ce14" table:formula="of:=[.B109]-[.B8]" office:value-type="float" office:value="-2.35" calcext:value-type="float">
            <text:p>-2.35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No general normalization</text:p>
          </table:table-cell>
          <table:table-cell table:number-columns-repeated="4"/>
        </table:table-row>
        <table:table-row table:style-name="ro2">
          <table:table-cell table:style-name="ce3" office:value-type="float" office:value="9.03" calcext:value-type="float">
            <text:p>9.03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7.72" calcext:value-type="float">
            <text:p>67.72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32.09" calcext:value-type="float">
            <text:p>32.09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43.54" calcext:value-type="float">
            <text:p>43.54</text:p>
          </table:table-cell>
          <table:table-cell table:style-name="ce14" table:formula="of:=[.B117]-[.B8]" office:value-type="float" office:value="-14.78" calcext:value-type="float">
            <text:p>-14.78</text:p>
          </table:table-cell>
          <table:table-cell table:style-name="ce7" office:value-type="string" calcext:value-type="string">
            <text:p>(compared to best config)</text:p>
          </table:table-cell>
          <table:table-cell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style-name="ce1" office:value-type="string" calcext:value-type="string">
            <text:p>Lexicon based evaluation</text:p>
          </table:table-cell>
          <table:table-cell table:style-name="ce5"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Lexicon_standard: Lexicon, Normalisierung, POS lookup</text:p>
          </table:table-cell>
          <table:table-cell table:number-columns-repeated="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10.0 <text:s/>Standard</text:p>
          </table:table-cell>
          <table:table-cell table:style-name="ce6" office:value-type="string" calcext:value-type="string">
            <text:p>10.1 Baseline_window4_both</text:p>
          </table:table-cell>
          <table:table-cell table:style-name="ce6" office:value-type="string" calcext:value-type="string">
            <text:p>10.2 Baseline_one_rule</text:p>
          </table:table-cell>
          <table:table-cell table:style-name="ce6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64.31" calcext:value-type="float">
            <text:p>64.31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47.06" calcext:value-type="float">
            <text:p>47.06</text:p>
          </table:table-cell>
          <table:table-cell table:style-name="ce7" office:value-type="float" office:value="25.96" calcext:value-type="float">
            <text:p>25.96</text:p>
          </table:table-cell>
          <table:table-cell table:style-name="ce7" office:value-type="float" office:value="21.83" calcext:value-type="float">
            <text:p>21.83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32.84" calcext:value-type="float">
            <text:p>32.84</text:p>
          </table:table-cell>
          <table:table-cell table:style-name="ce7" office:value-type="float" office:value="35.45" calcext:value-type="float">
            <text:p>35.45</text:p>
          </table:table-cell>
          <table:table-cell table:style-name="ce7" office:value-type="float" office:value="30.22" calcext:value-type="float">
            <text:p>30.22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38.68" calcext:value-type="float">
            <text:p>38.68</text:p>
          </table:table-cell>
          <table:table-cell table:style-name="ce7" office:value-type="float" office:value="29.97" calcext:value-type="float">
            <text:p>29.97</text:p>
          </table:table-cell>
          <table:table-cell table:style-name="ce7" office:value-type="float" office:value="25.35" calcext:value-type="float">
            <text:p>25.35</text:p>
          </table:table-cell>
          <table:table-cell table:style-name="ce7"/>
        </table:table-row>
        <table:table-row table:style-name="ro2" table:number-rows-repeated="2">
          <table:table-cell table:number-columns-repeated="4"/>
          <table:table-cell table:style-name="ce7"/>
        </table:table-row>
        <table:table-row table:style-name="ro2">
          <table:table-cell table:style-name="ce2" office:value-type="string" calcext:value-type="string">
            <text:p>Lexicon_no_POS: Lexicon, Normalization, No POS lookup</text:p>
          </table:table-cell>
          <table:table-cell table:number-columns-repeated="3"/>
          <table:table-cell table:style-name="ce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11.0 Standard</text:p>
          </table:table-cell>
          <table:table-cell table:style-name="ce6" table:number-columns-repeated="2"/>
          <table:table-cell table:style-name="ce7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10" office:value-type="float" office:value="64.39" calcext:value-type="float">
            <text:p>64.39</text:p>
          </table:table-cell>
          <table:table-cell table:style-name="ce7" table:number-columns-repeated="3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7" office:value-type="float" office:value="46.81" calcext:value-type="float">
            <text:p>46.81</text:p>
          </table:table-cell>
          <table:table-cell table:style-name="ce7" table:number-columns-repeated="3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32.84" calcext:value-type="float">
            <text:p>32.84</text:p>
          </table:table-cell>
          <table:table-cell table:style-name="ce7" table:number-columns-repeated="3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3" office:value-type="float" office:value="38.6" calcext:value-type="float">
            <text:p>38.60</text:p>
          </table:table-cell>
          <table:table-cell table:style-name="ce7" table:number-columns-repeated="3"/>
        </table:table-row>
        <table:table-row table:style-name="ro2">
          <table:table-cell table:number-columns-repeated="4"/>
          <table:table-cell table:style-name="ce7"/>
        </table:table-row>
        <table:table-row table:style-name="ro2">
          <table:table-cell office:value-type="string" calcext:value-type="string">
            <text:p># POS-lookup yields slight improvement</text:p>
          </table:table-cell>
          <table:table-cell table:number-columns-repeated="3"/>
          <table:table-cell table:style-name="ce7"/>
        </table:table-row>
        <table:table-row table:style-name="ro2" table:number-rows-repeated="2">
          <table:table-cell table:number-columns-repeated="4"/>
          <table:table-cell table:style-name="ce7"/>
        </table:table-row>
        <table:table-row table:style-name="ro3">
          <table:table-cell office:value-type="string" calcext:value-type="string">
            <text:p><text:span text:style-name="T2">Lexicon_extended</text:span>: germanlex_extended, Normalization, POS lookup</text:p>
          </table:table-cell>
          <table:table-cell table:number-columns-repeated="3"/>
          <table:table-cell table:style-name="ce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12.0 Standard</text:p>
          </table:table-cell>
          <table:table-cell table:style-name="ce6" office:value-type="string" calcext:value-type="string">
            <text:p>12.1 Baseline_window</text:p>
          </table:table-cell>
          <table:table-cell table:style-name="ce6" office:value-type="string" calcext:value-type="string">
            <text:p>12.2 Baseline_one_rule</text:p>
          </table:table-cell>
          <table:table-cell table:style-name="ce6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10" office:value-type="float" office:value="85.01" calcext:value-type="float">
            <text:p>85.01</text:p>
          </table:table-cell>
          <table:table-cell table:number-columns-repeated="2" table:style-name="ce7" office:value-type="float" office:value="85.01" calcext:value-type="float">
            <text:p>85.01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12" office:value-type="float" office:value="55.9" calcext:value-type="float">
            <text:p>55.90</text:p>
          </table:table-cell>
          <table:table-cell table:style-name="ce7" office:value-type="float" office:value="31.96" calcext:value-type="float">
            <text:p>31.96</text:p>
          </table:table-cell>
          <table:table-cell table:style-name="ce7" office:value-type="float" office:value="24.88" calcext:value-type="float">
            <text:p>24.88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47.76" calcext:value-type="float">
            <text:p>47.76</text:p>
          </table:table-cell>
          <table:table-cell table:style-name="ce10" office:value-type="float" office:value="49.25" calcext:value-type="float">
            <text:p>49.25</text:p>
          </table:table-cell>
          <table:table-cell table:style-name="ce7" office:value-type="float" office:value="39.18" calcext:value-type="float">
            <text:p>39.18</text:p>
          </table:table-cell>
          <table:table-cell table:style-name="ce7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0" office:value-type="float" office:value="51.51" calcext:value-type="float">
            <text:p>51.51</text:p>
          </table:table-cell>
          <table:table-cell table:style-name="ce7" office:value-type="float" office:value="47.06" calcext:value-type="float">
            <text:p>47.06</text:p>
          </table:table-cell>
          <table:table-cell table:style-name="ce7" office:value-type="float" office:value="30.43" calcext:value-type="float">
            <text:p>30.43</text:p>
          </table:table-cell>
          <table:table-cell table:style-name="ce7"/>
        </table:table-row>
        <table:table-row table:style-name="ro2">
          <table:table-cell table:number-columns-repeated="4"/>
          <table:table-cell table:style-name="ce7"/>
        </table:table-row>
        <table:table-row table:style-name="ro2">
          <table:table-cell office:value-type="string" calcext:value-type="string">
            <text:p># Extending germanlex yields huge SE-improvements</text:p>
          </table:table-cell>
          <table:table-cell table:number-columns-repeated="3"/>
          <table:table-cell table:style-name="ce7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10"/>
          <table:table-cell table:number-columns-repeated="2"/>
          <table:table-cell table:style-name="ce7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Baseline window evaluation – find the best n</text:p>
          </table:table-cell>
          <table:table-cell table:style-name="ce1"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reset-SE, Normalization, right side of shif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table:style-name="ce15" office:value-type="float" office:value="14.1" calcext:value-type="float">
            <text:p>14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30.53" calcext:value-type="float">
            <text:p>30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35.29" calcext:value-type="float">
            <text:p>35.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35.56" calcext:value-type="float">
            <text:p>35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34.56" calcext:value-type="float">
            <text:p>34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33.89" calcext:value-type="float">
            <text:p>33.89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Preset-SE, Normalization, left side of shif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20.83" calcext:value-type="float">
            <text:p>20.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table:style-name="ce15" office:value-type="float" office:value="30.2" calcext:value-type="float">
            <text:p>30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30.06" calcext:value-type="float">
            <text:p>30.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30.86" calcext:value-type="float">
            <text:p>30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30.57" calcext:value-type="float">
            <text:p>3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30.07" calcext:value-type="float">
            <text:p>30.07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Both dire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29.19" calcext:value-type="float">
            <text:p>29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46.15" calcext:value-type="float">
            <text:p>46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47.46" calcext:value-type="float">
            <text:p>47.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48.08" calcext:value-type="float">
            <text:p>48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48.06" calcext:value-type="float">
            <text:p>48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47.82" calcext:value-type="float">
            <text:p>47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=7</text:p>
          </table:table-cell>
          <table:table-cell office:value-type="string" calcext:value-type="string">
            <text:p>F-Score Shifter:</text:p>
          </table:table-cell>
          <table:table-cell office:value-type="float" office:value="47.51" calcext:value-type="float">
            <text:p>47.5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5.9mm" fo:page-height="330.2mm" style:shadow="non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8:11:08.5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9M19S</meta:editing-duration>
    <meta:editing-cycles>131</meta:editing-cycles>
    <meta:generator>LibreOffice/5.2.3.3$Windows_x86 LibreOffice_project/d54a8868f08a7b39642414cf2c8ef2f228f780cf</meta:generator>
    <dc:date>2017-01-16T19:46:23.278000000</dc:date>
    <meta:document-statistic meta:table-count="3" meta:cell-count="310" meta:object-count="0"/>
    <meta:user-defined meta:name="Info 1"/>
    <meta:user-defined meta:name="Info 2"/>
    <meta:user-defined meta:name="Info 3"/>
    <meta:user-defined meta:name="Info 4"/>
  </office:meta>
</office:document-meta>
</file>